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ingStreamHandler.RedirectingStreamHandler( final ChangeLog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ingStreamHandl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ingStreamHandler.get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